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00"/>
    </style:style>
    <style:style style:name="P3" style:family="paragraph" style:parent-style-name="Standard" style:list-style-name="L1"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 sprint 3</text:p>
      <text:p text:style-name="P2"/>
      <text:p text:style-name="P2">Asistieron:</text:p>
      <text:p text:style-name="P2">Daniela Hernandez</text:p>
      <text:p text:style-name="P2">Vicente</text:p>
      <text:p text:style-name="P2">Cristina</text:p>
      <text:p text:style-name="P2">Linda</text:p>
      <text:p text:style-name="P2">Andreina</text:p>
      <text:p text:style-name="P2">Daniela Ruiz</text:p>
      <text:p text:style-name="P2"/>
      <text:p text:style-name="P2"/>
      <text:p text:style-name="P2"/>
      <text:list xml:id="list1691002457" text:style-name="L1">
        <text:list-item>
          <text:p text:style-name="P1"><text:span text:style-name="T2">La implementacion no se completo. Falta</text:span> <text:span text:style-name="T1">VER CU Q FALTAN</text:span></text:p>
        </text:list-item>
      </text:list>
      <text:p text:style-name="Standard"><text:span text:style-name="T1"/></text:p>
      <text:list xml:id="list1757148400" text:continue-numbering="true" text:style-name="L1">
        <text:list-item>
          <text:p text:style-name="P3">Hay que hacer validaciones de todos los campos, especialmente fechas (poner los calendarios pop up) </text:p>
          <text:p text:style-name="P3"/>
        </text:list-item>
        <text:list-item>
          <text:p text:style-name="P3">Poner todo bajo una misma interfaz --&gt; CSS</text:p>
        </text:list-item>
      </text:list>
      <text:p text:style-name="P2"/>
      <text:list xml:id="list1526199552" text:continue-numbering="true" text:style-name="L1">
        <text:list-item>
          <text:p text:style-name="P3">Listar las actividades por proyecto</text:p>
        </text:list-item>
      </text:list>
      <text:p text:style-name="P2"/>
      <text:list xml:id="list1972180289" text:continue-numbering="true" text:style-name="L1">
        <text:list-item>
          <text:p text:style-name="P3">CU q fallan: Editar proyecto, crear proyecto, Consultar rol, Modificar artefacto, eliminar proyecto</text:p>
        </text:list-item>
      </text:list>
      <text:p text:style-name="P2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6-22T11:55:31</meta:creation-date>
    <dc:date>2012-06-22T12:38:34</dc:date>
    <dc:creator>Andreina </dc:creator>
    <meta:editing-duration>PT12M33S</meta:editing-duration>
    <meta:editing-cycles>1</meta:editing-cycles>
    <meta:document-statistic meta:table-count="0" meta:image-count="0" meta:object-count="0" meta:page-count="1" meta:paragraph-count="13" meta:word-count="69" meta:character-count="90" meta:non-whitespace-character-count="370"/>
    <meta:generator>LibreOffice/3.5$Linux_X86_64 LibreOffice_project/350m1$Build-2</meta:generator>
  </office:meta>
</office:document-meta>
</file>